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721" officeooo:paragraph-rsid="0004c721"/>
    </style:style>
    <style:style style:name="P2" style:family="paragraph" style:parent-style-name="Standard">
      <style:paragraph-properties fo:text-align="center" style:justify-single-word="false"/>
      <style:text-properties officeooo:rsid="0004c721" officeooo:paragraph-rsid="0004c721"/>
    </style:style>
    <style:style style:name="P3" style:family="paragraph" style:parent-style-name="Standard" style:list-style-name="L1">
      <style:text-properties officeooo:rsid="0004c721" officeooo:paragraph-rsid="0004c721"/>
    </style:style>
    <style:style style:name="P4" style:family="paragraph" style:parent-style-name="Standard">
      <style:text-properties officeooo:rsid="0004c721" officeooo:paragraph-rsid="0004c721"/>
    </style:style>
    <style:style style:name="P5" style:family="paragraph" style:parent-style-name="Standard">
      <style:text-properties officeooo:rsid="00050942" officeooo:paragraph-rsid="0004c721"/>
    </style:style>
    <style:style style:name="P6" style:family="paragraph" style:parent-style-name="Standard">
      <style:text-properties officeooo:rsid="00067e65" officeooo:paragraph-rsid="00067e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</text:p>
      <text:p text:style-name="P1"/>
      <text:p text:style-name="P1">Méthode CSS :</text:p>
      <text:list xml:id="list1399117037" text:style-name="L1">
        <text:list-item>
          <text:p text:style-name="P3">gird</text:p>
        </text:list-item>
        <text:list-item>
          <text:p text:style-name="P3">Fexbox</text:p>
        </text:list-item>
        <text:list-item>
          <text:p text:style-name="P3">floatl : left</text:p>
        </text:list-item>
      </text:list>
      <text:p text:style-name="P1"/>
      <text:p text:style-name="P1"/>
      <text:p text:style-name="P1">bindParam <text:s text:c="4"/>PDO::PARAM_STR</text:p>
      <text:p text:style-name="P1">htmlspechailchar(…….., ENT_QOTES)</text:p>
      <text:p text:style-name="P1"/>
      <text:p text:style-name="P1"/>
      <text:p text:style-name="P1"/>
      <text:p text:style-name="P1"/>
      <text:p text:style-name="P1">Voir le constructeur et les redondances dans les class <text:s/>(requete sur le No idDiapo dans diapoManager)</text:p>
      <text:p text:style-name="P1"/>
      <text:p text:style-name="P1"/>
      <text:p text:style-name="P1"/>
      <text:p text:style-name="P1"/>
      <text:p text:style-name="P1"/>
      <text:p text:style-name="P1">Liste déroulantes et injections SQL ?</text:p>
      <text:p text:style-name="P1"/>
      <text:p text:style-name="P1"/>
      <text:p text:style-name="P1"/>
      <text:p text:style-name="P1"/>
      <text:p text:style-name="P1"/>
      <text:p text:style-name="P1"/>
      <text:p text:style-name="P5">If ((isset($_POST[‘prenom’]) &amp;&amp; !empty($_PSOT[‘nom’])) - Pourquoi isset et empty en même temps</text:p>
      <text:p text:style-name="P1"/>
      <text:p text:style-name="P1"/>
      <text:p text:style-name="P1"/>
      <text:p text:style-name="P1"/>
      <text:p text:style-name="P1"/>
      <text:p text:style-name="P6">Une personne est un objet donc classe PublicManager pour enregistrer les coorodnnées, mais on peut considérer également que l’adresse est un objet et faire une classe pour enregistrer les coordonn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1:54:45.156000000</meta:creation-date>
    <dc:date>2018-05-23T15:05:05.036000000</dc:date>
    <meta:editing-duration>PT41M32S</meta:editing-duration>
    <meta:editing-cycles>2</meta:editing-cycles>
    <meta:generator>LibreOffice/6.0.1.1$Windows_x86 LibreOffice_project/60bfb1526849283ce2491346ed2aa51c465abfe6</meta:generator>
    <meta:document-statistic meta:table-count="0" meta:image-count="0" meta:object-count="0" meta:page-count="1" meta:paragraph-count="11" meta:word-count="80" meta:character-count="541" meta:non-whitespace-character-count="470"/>
  </office:meta>
</office:document-meta>
</file>